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C8300000B455932BAD0.wmf" manifest:media-type=""/>
  <manifest:file-entry manifest:full-path="Pictures/20000008000009C500000BB9469B838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5.666cm" style:rel-column-width="21845*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17.014cm" fo:margin-left="-0.016cm" table:align="left" style:writing-mode="lr-tb"/>
    </style:style>
    <style:style style:name="Tableau4.A" style:family="table-column">
      <style:table-column-properties style:column-width="9.948cm"/>
    </style:style>
    <style:style style:name="Tableau4.B" style:family="table-column">
      <style:table-column-properties style:column-width="7.066cm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33cm" fo:margin-left="0.037cm" fo:margin-right="0.028cm" table:align="margins"/>
    </style:style>
    <style:style style:name="Tableau1.A" style:family="table-column">
      <style:table-column-properties style:column-width="16.933cm" style:rel-column-width="65535*"/>
    </style:style>
    <style:style style:name="Tableau1.1" style:family="table-row">
      <style:table-row-properties style:min-row-height="12.674cm"/>
    </style:style>
    <style:style style:name="Tableau1.A1" style:family="table-cell">
      <style:table-cell-properties style:vertical-align="" fo:padding="0.097cm" fo:border="0.05pt solid #000000"/>
    </style:style>
    <style:style style:name="Tableau1.2" style:family="table-row">
      <style:table-row-properties style:min-row-height="0.794cm"/>
    </style:style>
    <style:style style:name="Tableau1.A2" style:family="table-cell">
      <style:table-cell-properties fo:padding="0.097cm" fo:border="none"/>
    </style:style>
    <style:style style:name="Tableau2" style:family="table">
      <style:table-properties style:width="17.014cm" fo:margin-left="-0.016cm" fo:margin-right="0cm" table:align="margins" fo:keep-with-next="always"/>
    </style:style>
    <style:style style:name="Tableau2.A" style:family="table-column">
      <style:table-column-properties style:column-width="17.014cm" style:rel-column-width="65535*"/>
    </style:style>
    <style:style style:name="Tableau2.1" style:family="table-row">
      <style:table-row-properties style:min-row-height="20.34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041cm" fo:margin-left="-0.042cm" fo:margin-right="0cm" table:align="margins"/>
    </style:style>
    <style:style style:name="Tableau3.A" style:family="table-column">
      <style:table-column-properties style:column-width="17.041cm" style:rel-column-width="65535*"/>
    </style:style>
    <style:style style:name="Tableau3.1" style:family="table-row">
      <style:table-row-properties style:min-row-height="115.596cm"/>
    </style:style>
    <style:style style:name="Tableau3.A1" style:family="table-cell">
      <style:table-cell-properties fo:padding="0cm" fo:border="none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2.593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Verdana"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13.176cm"/>
        </style:tab-stops>
      </style:paragraph-properties>
    </style:style>
    <style:style style:name="P10" style:family="paragraph" style:parent-style-name="Standard">
      <style:paragraph-properties fo:text-align="start" style:justify-single-word="false"/>
      <style:text-properties fo:color="#000000"/>
    </style:style>
    <style:style style:name="P1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fo:padding="0.049cm" fo:border="0.51pt solid #000000" style:shadow="none"/>
      <style:text-properties style:font-name="Verdana" style:text-underline-style="none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fo:padding="0.049cm" fo:border="0.51pt solid #000000" style:shadow="none"/>
    </style:style>
    <style:style style:name="P15" style:family="paragraph" style:parent-style-name="Standard">
      <style:paragraph-properties fo:text-align="start" style:justify-single-word="false" fo:padding="0.049cm" fo:border="0.51pt solid #000000" style:shadow="non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 fo:padding="0.049cm" fo:border="0.51pt solid #000000" style:shadow="none"/>
      <style:text-properties style:font-name="Times New Roman" style:text-underline-style="none"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 fo:padding="0.049cm" fo:border="0.51pt solid #000000" style:shadow="non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 fo:padding="0.049cm" fo:border="0.51pt solid #000000" style:shadow="non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 fo:padding="0.049cm" fo:border="0.51pt solid #000000" style:shadow="none"/>
      <style:text-properties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fo:padding="0.049cm" fo:border="0.51pt solid #000000" style:shadow="non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 style:snap-to-layout-grid="false"/>
    </style:style>
    <style:style style:name="P23" style:family="paragraph" style:parent-style-name="Table_20_Contents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Times New Roman" style:font-name-asian="Times New Roman" style:font-name-complex="Times New Roman"/>
    </style:style>
    <style:style style:name="P26" style:family="paragraph" style:parent-style-name="Table_20_Contents">
      <style:paragraph-properties fo:text-align="start" style:justify-single-word="false"/>
      <style:text-properties fo:color="#000000" fo:font-style="normal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Times New Roman" style:font-name-asian="Times New Roman" style:font-name-complex="Times New Roman"/>
    </style:style>
    <style:style style:name="P35" style:family="paragraph" style:parent-style-name="Table_20_Contents">
      <style:paragraph-properties fo:text-align="start" style:justify-single-word="false"/>
      <style:text-properties fo:color="#ffffff"/>
    </style:style>
    <style:style style:name="P36" style:family="paragraph" style:parent-style-name="Standard">
      <style:paragraph-properties fo:margin-left="0.009cm" fo:margin-right="-0.071cm" fo:text-align="start" style:justify-single-word="false" fo:text-indent="0cm" style:auto-text-indent="false"/>
    </style:style>
    <style:style style:name="P37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margin-left="0.185cm" fo:margin-right="0cm" fo:text-align="start" style:justify-single-word="false" fo:text-indent="0cm" style:auto-text-indent="false"/>
      <style:text-properties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margin-left="0.185cm" fo:margin-right="0cm" fo:text-align="start" style:justify-single-word="false" fo:text-indent="0cm" style:auto-text-indent="false"/>
      <style:text-properties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-0.014cm" fo:text-align="start" style:justify-single-word="false" fo:text-indent="0cm" style:auto-text-indent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41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Table_20_Contents">
      <style:paragraph-properties fo:margin-left="-0.044cm" fo:margin-right="0.009cm" fo:text-align="start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</style:style>
    <style:style style:name="P43" style:family="paragraph" style:parent-style-name="Table_20_Contents">
      <style:paragraph-properties fo:margin-left="-0.044cm" fo:margin-right="0.009cm" fo:text-align="center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color="#000000" style:font-name="Times New Roman" fo:font-size="9pt" fo:font-style="italic" style:text-underline-style="none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 style:list-style-name="L2">
      <style:paragraph-properties fo:text-align="start" style:justify-single-word="false"/>
    </style:style>
    <style:style style:name="P47" style:family="paragraph" style:parent-style-name="Standard" style:list-style-name="L4">
      <style:paragraph-properties fo:text-align="start" style:justify-single-word="false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9" style:family="paragraph" style:parent-style-name="Standard" style:list-style-name="L4">
      <style:paragraph-properties fo:text-align="start" style:justify-single-word="false"/>
      <style:text-properties fo:color="#000000"/>
    </style:style>
    <style:style style:name="P50" style:family="paragraph" style:parent-style-name="Standard" style:list-style-name="L3">
      <style:paragraph-properties fo:margin-left="0.908cm" fo:margin-right="0.009cm" fo:text-align="start" style:justify-single-word="false" fo:text-indent="-5.768cm" style:auto-text-indent="false">
        <style:tab-stops/>
      </style:paragraph-properties>
    </style:style>
    <style:style style:name="P51" style:family="paragraph" style:parent-style-name="Table_20_Contents">
      <style:paragraph-properties fo:text-align="start" style:justify-single-word="false" fo:padding="0.049cm" fo:border="0.51pt solid #000000" style:shadow="none"/>
      <style:text-properties officeooo:paragraph-rsid="000a33a9"/>
    </style:style>
    <style:style style:name="P52" style:family="paragraph">
      <style:paragraph-properties fo:text-align="center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4pt" style:font-name-asian="Lucida Sans Unicode" style:font-size-asian="14pt" style:font-name-complex="Tahoma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9" style:family="text">
      <style:text-properties style:font-name="Times New Roman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style:font-name="Times New Roman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1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font-name="Times New Roman" fo:font-weight="normal" style:font-weight-asian="normal" style:font-weight-complex="normal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1" style:family="text">
      <style:text-properties fo:color="#000000" style:font-name-asian="Times New Roman" style:font-name-complex="Times New Roman"/>
    </style:style>
    <style:style style:name="T22" style:family="text">
      <style:text-properties fo:color="#000000" fo:font-size="11pt" style:font-size-asian="11pt" style:font-size-complex="11pt"/>
    </style:style>
    <style:style style:name="T23" style:family="text">
      <style:text-properties fo:color="#000000" fo:font-size="14pt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24" style:family="text">
      <style:text-properties fo:color="#000000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font-name-asian="Times New Roman" style:font-style-asian="normal" style:font-name-complex="Times New Roman" style:font-style-complex="normal"/>
    </style:style>
    <style:style style:name="T33" style:family="text">
      <style:text-properties style:font-name="Wingdings" fo:font-size="16pt" fo:font-style="normal" fo:font-weight="bold" style:font-name-asian="Wingdings" style:font-size-asian="16pt" style:font-style-asian="normal" style:font-weight-asian="bold" style:font-name-complex="Wingdings" style:font-size-complex="16pt" style:font-style-complex="normal" style:font-weight-complex="bold"/>
    </style:style>
    <style:style style:name="T34" style:family="text">
      <style:text-properties style:font-name="Wingdings" fo:font-size="16pt" fo:font-style="normal" fo:font-weight="normal" style:font-name-asian="Wingdings" style:font-size-asian="16pt" style:font-style-asian="normal" style:font-weight-asian="normal" style:font-name-complex="Wingdings" style:font-size-complex="16pt" style:font-style-complex="normal" style:font-weight-complex="normal"/>
    </style:style>
    <style:style style:name="T35" style:family="text">
      <style:text-properties style:font-name="Arial1"/>
    </style:style>
    <style:style style:name="T36" style:family="text">
      <style:text-properties style:font-name="Arial1" fo:font-size="16pt" fo:font-style="normal" fo:font-weight="bold" style:font-name-asian="Wingdings" style:font-size-asian="16pt" style:font-style-asian="normal" style:font-weight-asian="bold" style:font-name-complex="Wingdings" style:font-size-complex="16pt" style:font-style-complex="normal" style:font-weight-complex="bold"/>
    </style:style>
    <style:style style:name="T37" style:family="text">
      <style:text-properties style:font-name="Times New Roman1" fo:font-size="16pt" fo:font-style="normal" fo:font-weight="bold" style:font-name-asian="Wingdings" style:font-size-asian="16pt" style:font-style-asian="normal" style:font-weight-asian="bold" style:font-name-complex="Wingdings" style:font-size-complex="16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ssier_matricule" text:name="dossier_matricule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serviceinstructeur_lib_service" text:name="serviceinstructeur_lib_service"/>
        <text:user-field-decl office:value-type="string" office:string-value="bilanparcours66_created" text:name="bilanparcours66_created"/>
        <text:user-field-decl office:value-type="string" office:string-value="dossier_numdemrsa" text:name="dossier_numdemrsa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personne_nir" text:name="personne_nir"/>
        <text:user-field-decl office:value-type="string" office:string-value="personne_idassedic" text:name="personne_idassedic"/>
        <text:user-field-decl office:value-type="string" office:string-value="bilanparcours66_observbenefrealisationbilan" text:name="bilanparcours66_observbenefrealisationbilan"/>
        <text:user-field-decl office:value-type="string" office:string-value="bilanparcours66_observbenefcompterendu" text:name="bilanparcours66_observbenefcompterendu"/>
        <text:user-field-decl office:value-type="string" office:string-value="commissionep_dateseance" text:name="commissionep_dateseance"/>
        <text:user-field-decl office:value-type="string" office:string-value="decisiondefautinsertionep66_commentaire" text:name="decisiondefautinsertionep66_commentaire"/>
        <text:user-field-decl office:value-type="string" office:string-value="decisiondefautinsertionep66_modified" text:name="decisiondefautinsertionep66_modified"/>
        <text:user-field-decl office:value-type="string" office:string-value="decisionsaisinebilanparcoursep66cg_typeorientprincipale_id" text:name="decisionsaisinebilanparcoursep66cg_typeorientprincipale_id"/>
        <text:user-field-decl office:value-type="string" office:string-value="decisionsaisinebilanparcoursep66cg_changementrefparcours" text:name="decisionsaisinebilanparcoursep66cg_changementrefparcours"/>
        <text:user-field-decl office:value-type="string" office:string-value="decisionsaisinebilanparcoursep66cg_typeorient_id" text:name="decisionsaisinebilanparcoursep66cg_typeorient_id"/>
        <text:user-field-decl office:value-type="string" office:string-value="bilanparcours66_infoscomplementaires" text:name="bilanparcours66_infoscomplementaires"/>
        <text:user-field-decl office:value-type="string" office:string-value="bilanparcours66_bilanparcours" text:name="bilanparcours66_bilanparcours"/>
        <text:user-field-decl office:value-type="string" office:string-value="bilanparcours66_preconisationpe" text:name="bilanparcours66_preconisationpe"/>
        <text:user-field-decl office:value-type="string" office:string-value="bilanparcours66_textbilanparcours" text:name="bilanparcours66_textbilanparcours"/>
        <text:user-field-decl office:value-type="string" office:string-value="bilanparcours66_sitfam" text:name="bilanparcours66_sitfam"/>
        <text:user-field-decl office:value-type="string" office:string-value="bilanparcours66_proposition" text:name="bilanparcours66_proposition"/>
        <text:user-field-decl office:value-type="string" office:string-value="decisiondefautinsertionep66_decisionsup" text:name="decisiondefautinsertionep66_decisionsup"/>
        <text:user-field-decl office:value-type="string" office:string-value="decisiondossierpcg66_commentaireavistechnique" text:name="decisiondossierpcg66_commentaireavistechnique"/>
        <text:user-field-decl office:value-type="string" office:string-value="decisiondossierpcg66_avistechnique" text:name="decisiondossierpcg66_avistechnique"/>
        <text:user-field-decl office:value-type="string" office:string-value="decisiondossierpcg66_dateavistechnique" text:name="decisiondossierpcg66_dateavistechnique"/>
        <text:user-field-decl office:value-type="string" office:string-value="decisiondefautinsertionep66_decision" text:name="decisiondefautinsertionep66_decision"/>
        <text:user-field-decl office:value-type="string" office:string-value="" text:name="bilanparcours66_examenauditionpe"/>
        <text:user-field-decl office:value-type="string" office:string-value="" text:name="bilanparcours66_examenauditionpe_value"/>
        <text:user-field-decl office:value-type="string" office:string-value="decisionpdo_libelle" text:name="decisionpdo_libelle"/>
        <text:user-field-decl office:value-type="string" office:string-value="decisiondossierpcg66_commentairetechnicien" text:name="decisiondossierpcg66_commentairetechnicien"/>
      </text:user-field-decls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9"><draw:frame draw:style-name="fr1" draw:name="images1" text:anchor-type="as-char" svg:width="2.773cm" svg:height="3.374cm" draw:z-index="0"><draw:image xlink:href="Pictures/20000008000009C500000BB9469B838A.wmf" xlink:type="simple" xlink:show="embed" xlink:actuate="onLoad"/></draw:frame></text:p>
          </table:table-cell>
          <table:table-cell table:style-name="Tableau5.A1" office:value-type="string">
            <text:p text:style-name="P33"><draw:frame draw:style-name="fr1" draw:name="images3" text:anchor-type="as-char" svg:width="3.203cm" svg:height="2.905cm" draw:z-index="1"><draw:image xlink:href="Pictures/2000000800000C8300000B455932BAD0.wmf" xlink:type="simple" xlink:show="embed" xlink:actuate="onLoad"/></draw:frame></text:p>
          </table:table-cell>
        </table:table-row>
      </table:table>
      <text:p text:style-name="P8"><text:span text:style-name="T8"><text:s/></text:span><text:span text:style-name="T5"><text:s text:c="2"/></text:span><text:span text:style-name="T30"><text:s text:c="2"/>BILAN DU PARCOU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">Nom du bénéficiaire : <text:user-field-get text:name="personne_nom">personne_nom</text:user-field-get></text:p>
          </table:table-cell>
          <table:table-cell table:style-name="Tableau4.A1" office:value-type="string">
            <text:p text:style-name="P7">Date : <text:user-field-get text:name="bilanparcours66_created">bilanparcours66_created</text:user-field-get></text:p>
          </table:table-cell>
        </table:table-row>
        <table:table-row>
          <table:table-cell table:style-name="Tableau4.A1" office:value-type="string">
            <text:p text:style-name="P7">Prénom : <text:span text:style-name="T20"><text:user-field-get text:name="personne_prenom">personne_prenom</text:user-field-get></text:span></text:p>
          </table:table-cell>
          <table:table-cell table:style-name="Tableau4.A1" office:value-type="string">
            <text:p text:style-name="P7">N°demandeur : <text:user-field-get text:name="dossier_numdemrsa">dossier_numdemrsa</text:user-field-get></text:p>
          </table:table-cell>
        </table:table-row>
        <table:table-row>
          <table:table-cell table:style-name="Tableau4.A1" office:value-type="string">
            <text:p text:style-name="P7">Adresse : </text:p>
            <text:p text:style-name="P7"><text:span text:style-name="T20"><text:user-field-get text:name="adresse_numvoie">adresse_numvoie</text:user-field-get></text:span><text:span text:style-name="T20"> </text:span><text:span text:style-name="T20"><text:user-field-get text:name="adresse_typevoie">adresse_typevoie</text:user-field-get></text:span><text:span text:style-name="T20"> </text:span><text:span text:style-name="T20"><text:user-field-get text:name="adresse_nomvoie">adresse_nomvoie</text:user-field-get></text:span></text:p>
            <text:p text:style-name="P37"><text:user-field-get text:name="adresse_complideadr">adresse_complideadr</text:user-field-get></text:p>
            <text:p text:style-name="P40"><text:span text:style-name="T31"><text:user-field-get text:name="adresse_codepos">adresse_codepos</text:user-field-get></text:span><text:span text:style-name="T31"> </text:span><text:span text:style-name="T31"><text:user-field-get text:name="adresse_locaadr">adresse_locaadr</text:user-field-get></text:span></text:p>
          </table:table-cell>
          <table:table-cell table:style-name="Tableau4.A1" office:value-type="string">
            <text:p text:style-name="P7">N°CAF/MSA : <text:span text:style-name="T21"><text:user-field-get text:name="dossier_matricule">dossier_matricule</text:user-field-get></text:span></text:p>
            <text:p text:style-name="P7"><text:span text:style-name="T21">NIR : </text:span><text:span text:style-name="T21"><text:user-field-get text:name="personne_nir">personne_nir</text:user-field-get></text:span></text:p>
            <text:p text:style-name="P7"><text:span text:style-name="T21">N° Identifiant PE :</text:span><text:span text:style-name="T20"><text:user-field-get text:name="personne_idassedic">personne_idassedic</text:user-field-get></text:span></text:p>
          </table:table-cell>
        </table:table-row>
        <table:table-row>
          <table:table-cell table:style-name="Tableau4.A1" office:value-type="string">
            <text:p text:style-name="P7"><text:span text:style-name="T12">MSP :<text:tab/></text:span><text:span text:style-name="T22"><text:user-field-get text:name="serviceinstructeur_lib_service">serviceinstructeur_lib_service</text:user-field-get></text:span></text:p>
          </table:table-cell>
          <table:table-cell table:style-name="Tableau4.A1" office:value-type="string">
            <text:p text:style-name="P31"/>
          </table:table-cell>
        </table:table-row>
      </table:table>
      <text:p text:style-name="P42"><text:span text:style-name="T9">Composition familiale :</text:span><text:span text:style-name="T10"> </text:span><text:span text:style-name="T11">(Partie à compléter obligatoirement) </text:span></text:p>
      <text:p text:style-name="P43"><text:user-field-get text:name="bilanparcours66_sitfam">bilanparcours66_sitfam</text:user-field-get></text:p>
      <text:p text:style-name="P43"/>
      <text:p text:style-name="P38"><text:span text:style-name="T25"><text:user-field-get text:name="bilanparcours66_proposition">bilanparcours66_proposition</text:user-field-get></text:span><text:span text:style-name="T25"> </text:span></text:p>
      <text:p text:style-name="P3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list xml:id="list2023864630272434415" text:style-name="L1">
              <text:list-header>
                <text:p text:style-name="P45">Saisine de EP Locale « Commission Audition » pour défaut d'insertion : </text:p>
              </text:list-header>
            </text:list>
            <text:p text:style-name="P12"/>
            <text:list xml:id="list4430807713696658107" text:style-name="L2">
              <text:list-header>
                <text:p text:style-name="P46">Non conclusion suite à la non inscription comme demandeur d'emploi <text:s text:c="2"/><text:conditional-text text:condition="ooow:bilanparcours66_examenauditionpe_value == &quot;noninscriptionpe&quot;" text:string-value-if-true="☑" text:string-value-if-false="☐" text:current-value="true">☐</text:conditional-text></text:p>
              </text:list-header>
            </text:list>
            <text:list xml:id="list3338600700219204617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0"><text:s text:c="3"/>Non respect suite à la radiation de la liste des demandeurs d'emploi <text:s text:c="7"/><text:conditional-text text:condition="ooow:bilanparcours66_examenauditionpe_value==&quot;radiationpe&quot;" text:string-value-if-true="☑" text:string-value-if-false="☐" text:current-value="true">☐</text:conditional-text></text:p>
                                                    <text:p text:style-name="P48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6"><text:s text:c="2"/>- - - - - - - - - - - - - - - - - - - - - - - - - - - - - - - - - - - - - - - - - - - - - - - - - - - - - - - - - - - - - - - - - - <text:s text:c="53"/></text:p>
            <text:p text:style-name="P11"><text:s text:c="3"/>Informations complémentaires <text:s/>: </text:p>
            <text:p text:style-name="P11"/>
            <text:p text:style-name="P41"><text:user-field-get text:name="bilanparcours66_textbilanparcours">bilanparcours66_textbilanparcours</text:user-field-get></text:p>
            <text:p text:style-name="P41"/>
          </table:table-cell>
        </table:table-row>
        <table:table-row table:style-name="Tableau1.2">
          <table:table-cell table:style-name="Tableau1.A2" office:value-type="string">
            <text:p text:style-name="P5"/>
          </table:table-cell>
        </table:table-row>
      </table:table>
      <table:table table:name="Tableau2" table:style-name="Tableau2">
        <table:table-column table:style-name="Tableau2.A"/>
        <text:soft-page-break/>
        <table:table-row table:style-name="Tableau2.1">
          <table:table-cell table:style-name="Tableau2.A1" office:value-type="string">
            <text:p text:style-name="P28"/>
            <text:p text:style-name="P29">OBSERVATIONS DU BENEFICIAIRE</text:p>
            <text:p text:style-name="P28"/>
            <text:p text:style-name="P22"><text:user-field-get text:name="bilanparcours66_observbenefrealisationbilan">bilanparcours66_observbenefrealisationbilan</text:user-field-get></text:p>
            <text:p text:style-name="P23"/>
            <text:p text:style-name="P44"/>
            <text:p text:style-name="P23"/>
            <text:p text:style-name="P24">2) Compte rendu de l'audition (le cas échéant) </text:p>
            <text:p text:style-name="P23"/>
            <text:p text:style-name="P23"><text:user-field-get text:name="bilanparcours66_observbenefcompterendu">bilanparcours66_observbenefcompterendu</text:user-field-get></text:p>
            <text:p text:style-name="P23"/>
            <text:p text:style-name="P23"/>
            <text:p text:style-name="P23">Signature du bénéficiaire (si observations émises)</text:p>
            <text:p text:style-name="P23"/>
          </table:table-cell>
        </table:table-row>
      </table:table>
      <table:table table:name="Tableau3" table:style-name="Tableau3">
        <table:table-column table:style-name="Tableau3.A"/>
        <text:soft-page-break/>
        <table:table-row table:style-name="Tableau3.1">
          <table:table-cell table:style-name="Tableau3.A1" office:value-type="string">
            <text:p text:style-name="P30"/>
            <text:p text:style-name="P3"><text:span text:style-name="T7"><text:s text:c="71"/></text:span><text:span text:style-name="T3"><text:s text:c="4"/></text:span><text:span text:style-name="T7"><text:s text:c="17"/></text:span><text:s text:c="172"/></text:p>
            <text:p text:style-name="P28"/>
            <text:p text:style-name="P28">AVIS DE L'EP Locale Commission Audition du <text:user-field-get text:name="commissionep_dateseance">commissionep_dateseance</text:user-field-get></text:p>
            <text:p text:style-name="Standard"><text:span text:style-name="T33"><text:s text:c="3"/></text:span><text:span text:style-name="T37"><text:user-field-get text:name="decisiondefautinsertionep66_decision">decisiondefautinsertionep66_decision</text:user-field-get></text:span></text:p>
            <text:p text:style-name="P3">Autre choix possible pour l'EP Locale <text:s/>: </text:p>
            <text:p text:style-name="P3"/>
            <text:list xml:id="list3061752055084029396" text:style-name="L4">
              <text:list-item>
                <text:list>
                  <text:list-item>
                    <text:list>
                      <text:list-header>
                        <text:p text:style-name="P47"><text:user-field-get text:name="decisiondefautinsertionep66_decisionsup">decisiondefautinsertionep66_decisionsup</text:user-field-get></text:p>
                      </text:list-header>
                      <text:list-item>
                        <text:p text:style-name="P47"/>
                      </text:list-item>
                    </text:list>
                  </text:list-item>
                </text:list>
              </text:list-item>
            </text:list>
            <text:p text:style-name="P6">- - - - - - - - - - - - - - - - - - - - - - - - - - - - - - - - - - - - - - - - - - - - - - - - - - - - - - - - - - - - - - - - - - - - </text:p>
            <text:p text:style-name="P25"><text:s/><text:span text:style-name="T26">Argumentaire précis (avis motivé) de l'EP Locale</text:span> :</text:p>
            <text:p text:style-name="P34"><text:user-field-get text:name="decisiondefautinsertionep66_commentaire">decisiondefautinsertionep66_commentaire</text:user-field-get></text:p>
            <text:p text:style-name="P25"/>
            <text:p text:style-name="P25"/>
            <text:p text:style-name="P25">Date : <text:user-field-get text:name="decisiondefautinsertionep66_modified">decisiondefautinsertionep66_modified</text:user-field-get></text:p>
          </table:table-cell>
        </table:table-row>
      </table:table>
      <text:section text:style-name="Sect1" text:name="auditionpeparcours" text:condition="ooow:decisiondefautinsertionep66_decisionsup==null" text:display="condition">
        <text:p text:style-name="P5"><draw:rect text:anchor-type="paragraph" draw:z-index="2" draw:style-name="gr1" draw:text-style-name="P52" svg:width="16.908cm" svg:height="26.486cm" svg:x="-0.034cm" svg:y="-0.081cm"><text:p/></draw:rect><text:soft-page-break/></text:p>
        <text:p text:style-name="P5">DECISION DU COORDONNATEUR TECHNIQUE </text:p>
        <text:p text:style-name="P35"><text:span text:style-name="T25"/></text:p>
        <text:p text:style-name="P27">Suite à l'avis de l'EP Locale « Commission Audition »</text:p>
        <text:p text:style-name="P3"/>
        <text:list xml:id="list883793817" text:continue-numbering="true" text:style-name="L4">
          <text:list-item>
            <text:list>
              <text:list-item>
                <text:list>
                  <text:list-header>
                    <text:p text:style-name="P49">Réorientation du PROFESSIONNEL vers le SOCIAL <text:span text:style-name="T29"><text:s/></text:span><text:span text:style-name="T34"><text:conditional-text text:condition="ooow:decisionsaisinebilanparcoursep66cg_typeorientprincipale_id==&quot;6&quot;" text:string-value-if-true="" text:string-value-if-false="" text:current-value="true"></text:conditional-text></text:span></text:p>
                    <text:p text:style-name="P49"/>
                  </text:list-header>
                </text:list>
              </text:list-item>
            </text:list>
          </text:list-item>
        </text:list>
        <text:p text:style-name="P26">En accord avec l'avis de l'EPL commission Audition : <text:s text:c="3"/><text:user-field-get text:name="decisiondossierpcg66_avistechnique">decisiondossierpcg66_avistechnique</text:user-field-get></text:p>
        <text:p text:style-name="P26"/>
        <text:p text:style-name="P26">Commentaire : <text:span text:style-name="T4"><text:user-field-get text:name="decisiondossierpcg66_commentaireavistechnique">decisiondossierpcg66_commentaireavistechnique</text:user-field-get></text:span></text:p>
        <text:p text:style-name="P26"/>
        <text:p text:style-name="P26"/>
        <text:p text:style-name="P10">Date : <text:user-field-get text:name="decisiondossierpcg66_dateavistechnique">decisiondossierpcg66_dateavistechnique</text:user-field-get></text:p>
      </text:section>
      <text:p text:style-name="P3"><text:s/></text:p>
      <text:p text:style-name="P13">DECISION DE LA CGA</text:p>
      <text:p text:style-name="P18"/>
      <text:p text:style-name="P18">Suite à l'avis de l'EP Locale « Commission Audition »</text:p>
      <text:p text:style-name="P20"/>
      <text:p text:style-name="P51"><text:span text:style-name="T27"><text:tab/><text:tab/></text:span><text:span text:style-name="T19"><text:user-field-get text:name="decisionpdo_libelle">decisionpdo_libelle</text:user-field-get></text:span></text:p>
      <text:p text:style-name="P17"><text:tab/><text:tab/></text:p>
      <text:p text:style-name="P19"><text:span text:style-name="T2">En accord avec </text:span><text:span text:style-name="T16">l'avis de l'EPL Commission Audition : </text:span><text:span text:style-name="T18"><text:conditional-text text:condition="ooow:(decisionsaisinebilanparcoursep66ep_decision == decisionsaisinebilanparcoursep66cg_decision)" text:string-value-if-true="Oui" text:string-value-if-false="Non">Oui</text:conditional-text></text:span></text:p>
      <text:p text:style-name="P15"/>
      <text:p text:style-name="P15">Commentaire : <text:bookmark-start text:name="__DdeLink__17347_384475016"/><text:span text:style-name="T32"><text:user-field-get text:name="decisiondossierpcg66_commentairetechnicien">decisiondossierpcg66_commentairetechnicien</text:user-field-get></text:span><text:bookmark-end text:name="__DdeLink__17347_384475016"/></text:p>
      <text:p text:style-name="P14"/>
      <text:p text:style-name="P13"/>
      <text:p text:style-name="P16">Date : <text:span text:style-name="T24"><text:user-field-get text:name="decisiondossierpcg66_dateavistechnique">decisiondossierpcg66_dateavistechnique</text:user-field-get></text:span><text:span text:style-name="T23"> <text:s text:c="3"/></text:span><text:s text:c="63"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weight="normal" style:font-weight-asian="normal" style:font-weight-complex="normal"/>
    </style:style>
    <style:style style:name="MT2" style:family="text">
      <style:text-properties fo:color="#000000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MT4" style:family="text">
      <style:text-properties fo:color="#000000" style:font-name="Times New Roman"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0.9cm" fo:margin-bottom="1.30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dossier_matricule" text:name="dossier_matricule"/>
          <text:user-field-decl office:value-type="string" office:string-value="personne_nom" text:name="personne_nom"/>
          <text:user-field-decl office:value-type="string" office:string-value="personne_prenom" text:name="personne_prenom"/>
          <text:user-field-decl office:value-type="string" office:string-value="serviceinstructeur_lib_service" text:name="serviceinstructeur_lib_service"/>
        </text:user-field-decls>
        <text:p text:style-name="MP1">Nom : <text:span text:style-name="MT1"><text:user-field-get text:name="personne_nom">personne_nom</text:user-field-get></text:span><text:span text:style-name="MT1"> </text:span>Prénom : <text:span text:style-name="MT2"><text:user-field-get text:name="personne_prenom">personne_prenom</text:user-field-get></text:span> N° CAF : <text:span text:style-name="MT3"><text:user-field-get text:name="dossier_matricule">dossier_matricule</text:user-field-get></text:span> MSP : <text:span text:style-name="MT4"><text:user-field-get text:name="serviceinstructeur_lib_service">serviceinstructeur_lib_service</text:user-field-get></text:span></text:p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IPULO</meta:initial-creator>
    <meta:creation-date>2009-12-11T16:15:40.42</meta:creation-date>
    <dc:date>2013-12-05T15:06:42</dc:date>
    <meta:editing-duration>P2DT1H18M21S</meta:editing-duration>
    <meta:editing-cycles>166</meta:editing-cycles>
    <meta:generator>LibreOffice/4.0.5.2$Linux_X86_64 LibreOffice_project/5464147a081647a250913f19c0715bca595af2f</meta:generator>
    <meta:print-date>2011-03-01T08:29:04.02</meta:print-date>
    <dc:creator>Arnaud Auzolat</dc:creator>
    <meta:printed-by>Prenom Nom</meta:printed-by>
    <meta:document-statistic meta:table-count="5" meta:image-count="2" meta:object-count="0" meta:page-count="4" meta:paragraph-count="57" meta:word-count="358" meta:character-count="2648" meta:non-whitespace-character-count="1912"/>
  </office:meta>
</office:document-meta>
</file>